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Expression.getNod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dapter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iterate( ObjectModel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Adapter.ContextAdapte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JexlExpression( String languag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xlExpression.assign( ObjectModel objectMode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dapter.setVar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evaluat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